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3.78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5.72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6984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8.6409in"/>
    </style:style>
    <style:style style:name="co9" style:family="table-column">
      <style:table-column-properties fo:break-before="auto" style:column-width="3.9346in"/>
    </style:style>
    <style:style style:name="co10" style:family="table-column">
      <style:table-column-properties fo:break-before="auto" style:column-width="1.9402in"/>
    </style:style>
    <style:style style:name="co11" style:family="table-column">
      <style:table-column-properties fo:break-before="auto" style:column-width="10.5709in"/>
    </style:style>
    <style:style style:name="co12" style:family="table-column">
      <style:table-column-properties fo:break-before="auto" style:column-width="1.5756in"/>
    </style:style>
    <style:style style:name="co13" style:family="table-column">
      <style:table-column-properties fo:break-before="auto" style:column-width="3.902in"/>
    </style:style>
    <style:style style:name="co14" style:family="table-column">
      <style:table-column-properties fo:break-before="auto" style:column-width="2.0583in"/>
    </style:style>
    <style:style style:name="co15" style:family="table-column">
      <style:table-column-properties fo:break-before="auto" style:column-width="9.478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4.2346in"/>
    </style:style>
    <style:style style:name="co18" style:family="table-column">
      <style:table-column-properties fo:break-before="auto" style:column-width="2.5618in"/>
    </style:style>
    <style:style style:name="co19" style:family="table-column">
      <style:table-column-properties fo:break-before="auto" style:column-width="8.1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NT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дення некоректного номера телефону при реєст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Завантажений і запущений додаток Viber на телефоні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Зареєструватися”</text:p>
          </table:table-cell>
          <table:table-cell/>
          <table:table-cell office:value-type="string" calcext:value-type="string">
            <text:p>Відкрилася форма реєстрації акаунту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овнити поле для номера телефону</text:p>
          </table:table-cell>
          <table:table-cell table:style-name="ce1" office:value-type="string" calcext:value-type="string">
            <text:p>(+80) 99 432 50 91</text:p>
          </table:table-cell>
          <table:table-cell office:value-type="string" calcext:value-type="string">
            <text:p>У відповідному полі відобразиться номер телефон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Поле підсвітиться червоним, з’явиться повідомлення, що номер телефону не дійсний </text:p>
          </table:table-cell>
        </table:table-row>
      </table:table>
      <table:table table:name="NTC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дення некоректного коду верифікації при реєст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Завантажений і запущений додаток Viber на телефоні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Зареєструватися”</text:p>
          </table:table-cell>
          <table:table-cell/>
          <table:table-cell office:value-type="string" calcext:value-type="string">
            <text:p>Відкрилася форма реєстрації акаунту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овнити поле для номера телефону</text:p>
          </table:table-cell>
          <table:table-cell table:style-name="ce1" office:value-type="string" calcext:value-type="string">
            <text:p>(+380) 99 432 50 91</text:p>
          </table:table-cell>
          <table:table-cell office:value-type="string" calcext:value-type="string">
            <text:p>У відповідному полі відобразиться номер телефон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ерифікації веденого номера, надійде на ваш телефон смс з верифікаційним кодом (наприклад 92378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повнити поле для надісланого коду верифікації</text:p>
          </table:table-cell>
          <table:table-cell office:value-type="float" office:value="212438" calcext:value-type="float">
            <text:p>212438</text:p>
          </table:table-cell>
          <table:table-cell office:value-type="string" calcext:value-type="string">
            <text:p>У відповідному полі відобразиться код верифікації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Поле підсвітиться червоним, з’явиться повідомлення, що код верифікації не правильний</text:p>
          </table:table-cell>
        </table:table-row>
      </table:table>
      <table:table table:name="NTC3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ведення некоректної електронної пошти при реєст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Завантажений і запущений додаток Viber на телефоні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Зареєструватися”</text:p>
          </table:table-cell>
          <table:table-cell/>
          <table:table-cell office:value-type="string" calcext:value-type="string">
            <text:p>Відкрилася форма реєстрації акаунту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овнити поле для номера телефону</text:p>
          </table:table-cell>
          <table:table-cell table:style-name="ce1" office:value-type="string" calcext:value-type="string">
            <text:p>(+380) 99 432 50 91</text:p>
          </table:table-cell>
          <table:table-cell office:value-type="string" calcext:value-type="string">
            <text:p>У відповідному полі відобразиться номер телефон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ерифікації веденого номер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повнити поле для надісланого коду верифікації</text:p>
          </table:table-cell>
          <table:table-cell office:value-type="float" office:value="213538" calcext:value-type="float">
            <text:p>213538</text:p>
          </table:table-cell>
          <table:table-cell office:value-type="string" calcext:value-type="string">
            <text:p>У відповідному полі відобразиться код верифікації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ведення особистих даних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Заповнити поле для повного імені</text:p>
          </table:table-cell>
          <table:table-cell office:value-type="string" calcext:value-type="string">
            <text:p>Жамшут Біґашвілі</text:p>
          </table:table-cell>
          <table:table-cell office:value-type="string" calcext:value-type="string">
            <text:p>У відповідному полі відобразиться ім’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аповнити поле для дати народження</text:p>
          </table:table-cell>
          <table:table-cell office:value-type="string" calcext:value-type="string">
            <text:p>19/05/1993</text:p>
          </table:table-cell>
          <table:table-cell office:value-type="string" calcext:value-type="string">
            <text:p>У відповідному полі відобразиться дата народження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Заповнити поле для електроної пошти</text:p>
          </table:table-cell>
          <table:table-cell office:value-type="string" calcext:value-type="string">
            <text:p>Zhamshudiknegmail.com</text:p>
          </table:table-cell>
          <table:table-cell office:value-type="string" calcext:value-type="string">
            <text:p>У відповідному полі відобразиться електрона пошта, поле підсвітиться червоним, з’явится повідомлення, що введена електрона пошта не правильна</text:p>
          </table:table-cell>
        </table:table-row>
      </table:table>
      <table:table table:name="NTC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дення паролю більше 20 символів при реєст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Завантажений і запущений додаток Viber на телефоні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Зареєструватися”</text:p>
          </table:table-cell>
          <table:table-cell/>
          <table:table-cell office:value-type="string" calcext:value-type="string">
            <text:p>Відкрилася форма реєстрації акаунту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овнити поле для номера телефону</text:p>
          </table:table-cell>
          <table:table-cell table:style-name="ce1" office:value-type="string" calcext:value-type="string">
            <text:p>(+380) 99 432 50 91</text:p>
          </table:table-cell>
          <table:table-cell office:value-type="string" calcext:value-type="string">
            <text:p>У відповідному полі відобразиться номер телефон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ерифікації веденого номер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повнити поле для надісланого коду верифікації</text:p>
          </table:table-cell>
          <table:table-cell office:value-type="float" office:value="213538" calcext:value-type="float">
            <text:p>213538</text:p>
          </table:table-cell>
          <table:table-cell office:value-type="string" calcext:value-type="string">
            <text:p>У відповідному полі відобразиться код верифікації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ведення особистих даних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Заповнити поле для повного імені</text:p>
          </table:table-cell>
          <table:table-cell office:value-type="string" calcext:value-type="string">
            <text:p>Жамшут Біґашвілі</text:p>
          </table:table-cell>
          <table:table-cell office:value-type="string" calcext:value-type="string">
            <text:p>У відповідному полі відобразиться ім’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аповнити поле для дати народження</text:p>
          </table:table-cell>
          <table:table-cell office:value-type="string" calcext:value-type="string">
            <text:p>19/05/1993</text:p>
          </table:table-cell>
          <table:table-cell office:value-type="string" calcext:value-type="string">
            <text:p>У відповідному полі відобразиться дата народження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Заповнити поле для електроної пошти</text:p>
          </table:table-cell>
          <table:table-cell office:value-type="string" calcext:value-type="string">
            <text:p><text:a xlink:href="mailto:Zhamshudik@gmail.com" xlink:type="simple">Zhamshudik@gmail.com</text:a></text:p>
          </table:table-cell>
          <table:table-cell office:value-type="string" calcext:value-type="string">
            <text:p>У відповідному полі відобразиться електрона пошт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Заповнити поле для паролю</text:p>
          </table:table-cell>
          <table:table-cell office:value-type="string" calcext:value-type="string">
            <text:p>Khrysch1993!Khrysch1993!</text:p>
          </table:table-cell>
          <table:table-cell office:value-type="string" calcext:value-type="string">
            <text:p>У відповідному полі відобразиться пароль, поле підсвітиться червоним, з’явиться повідомлення, що пароль мусить мати від 6 до 20 символів </text:p>
          </table:table-cell>
        </table:table-row>
      </table:table>
      <table:table table:name="NTC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дення некоректного підтверджуючого паролю при реєст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Завантажений і запущений додаток Viber на телефоні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Зареєструватися”</text:p>
          </table:table-cell>
          <table:table-cell/>
          <table:table-cell office:value-type="string" calcext:value-type="string">
            <text:p>Відкрилася форма реєстрації акаунту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овнити поле для номера телефону</text:p>
          </table:table-cell>
          <table:table-cell table:style-name="ce1" office:value-type="string" calcext:value-type="string">
            <text:p>(+380) 99 432 50 91</text:p>
          </table:table-cell>
          <table:table-cell office:value-type="string" calcext:value-type="string">
            <text:p>У відповідному полі відобразиться номер телефон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ерифікації веденого номер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повнити поле для надісланого коду верифікації</text:p>
          </table:table-cell>
          <table:table-cell office:value-type="float" office:value="213538" calcext:value-type="float">
            <text:p>213538</text:p>
          </table:table-cell>
          <table:table-cell office:value-type="string" calcext:value-type="string">
            <text:p>У відповідному полі відобразиться код верифікації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ведення особистих даних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Заповнити поле для повного імені</text:p>
          </table:table-cell>
          <table:table-cell office:value-type="string" calcext:value-type="string">
            <text:p>Жамшут Біґашвілі</text:p>
          </table:table-cell>
          <table:table-cell office:value-type="string" calcext:value-type="string">
            <text:p>У відповідному полі відобразиться ім’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аповнити поле для дати народження</text:p>
          </table:table-cell>
          <table:table-cell office:value-type="string" calcext:value-type="string">
            <text:p>19/05/1993</text:p>
          </table:table-cell>
          <table:table-cell office:value-type="string" calcext:value-type="string">
            <text:p>У відповідному полі відобразиться дата народження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Заповнити поле для електроної пошти</text:p>
          </table:table-cell>
          <table:table-cell office:value-type="string" calcext:value-type="string">
            <text:p><text:a xlink:href="mailto:Zhamshudik@gmail.com" xlink:type="simple">Zhamshudik@gmail.com</text:a></text:p>
          </table:table-cell>
          <table:table-cell office:value-type="string" calcext:value-type="string">
            <text:p>У відповідному полі відобразиться електрона пошт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Заповнити поле для паролю</text:p>
          </table:table-cell>
          <table:table-cell office:value-type="string" calcext:value-type="string">
            <text:p>Khrysch1993!</text:p>
          </table:table-cell>
          <table:table-cell office:value-type="string" calcext:value-type="string">
            <text:p>У відповідному полі відобразиться пароль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Заповнити поле для підтвердження паролю</text:p>
          </table:table-cell>
          <table:table-cell office:value-type="string" calcext:value-type="string">
            <text:p>NeToyKhrysch1993!</text:p>
          </table:table-cell>
          <table:table-cell office:value-type="string" calcext:value-type="string">
            <text:p>У відповідному полі відобразиться пароль, поле підсвітиться червоним, з’явиться повідомлення, що паролі не співпадаю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8:39:08.127000000</meta:creation-date>
    <dc:date>2023-12-02T19:21:57.265000000</dc:date>
    <meta:editing-duration>PT42M44S</meta:editing-duration>
    <meta:editing-cycles>11</meta:editing-cycles>
    <meta:generator>LibreOffice/7.5.3.2$Windows_X86_64 LibreOffice_project/9f56dff12ba03b9acd7730a5a481eea045e468f3</meta:generator>
    <meta:document-statistic meta:table-count="5" meta:cell-count="186" meta:object-count="0"/>
  </office:meta>
</office:document-meta>
</file>